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serProfileManager.getCopletDat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UserProfileManager.getCopletInstanceData( String cople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UserProfileManager.getCopletData( String copletData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UserProfileManager.cacheLayouts( Map layoutMap , Layout lay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UserProfileManager.logou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UserProfileManager.getCopletInstanceDat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UserProfileManager.register( CopletInstanceData copl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UserProfileManager.unregister( Layout lay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UserProfileManager.prepareObject( Object object , Object factor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UserProfileManager.getPortalLayout( String layoutKey , String layout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bstractUserProfileManager.unregister( CopletInstanceData copl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UserProfileManager.storeProfile( Layout rootLayout , String layout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UserProfileManager.getCopletInstanceData( CopletData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UserProfileManager.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serProfileManager.register( Layout lay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